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3aad"/>
    </style:style>
    <style:style style:name="P2" style:family="paragraph" style:parent-style-name="Standard">
      <style:text-properties officeooo:rsid="00133aad" officeooo:paragraph-rsid="00133aad"/>
    </style:style>
    <style:style style:name="P3" style:family="paragraph" style:parent-style-name="Standard">
      <style:text-properties officeooo:rsid="00133aad" officeooo:paragraph-rsid="00141a11"/>
    </style:style>
    <style:style style:name="P4" style:family="paragraph" style:parent-style-name="Standard">
      <style:text-properties officeooo:rsid="00141a11" officeooo:paragraph-rsid="00141a11"/>
    </style:style>
    <style:style style:name="P5" style:family="paragraph" style:parent-style-name="Standard">
      <style:text-properties fo:color="#000000" officeooo:rsid="00141a11" officeooo:paragraph-rsid="00141a11"/>
    </style:style>
    <style:style style:name="P6" style:family="paragraph" style:parent-style-name="Standard">
      <style:text-properties fo:color="#000000" officeooo:rsid="0016cf42" officeooo:paragraph-rsid="0016cf42"/>
    </style:style>
    <style:style style:name="T1" style:family="text">
      <style:text-properties officeooo:rsid="00141a11"/>
    </style:style>
    <style:style style:name="T2" style:family="text">
      <style:text-properties fo:color="#ff0000"/>
    </style:style>
    <style:style style:name="T3" style:family="text">
      <style:text-properties fo:color="#ff0000" officeooo:rsid="00141a11"/>
    </style:style>
    <style:style style:name="T4" style:family="text">
      <style:text-properties officeooo:rsid="00164eae"/>
    </style:style>
    <style:style style:name="T5" style:family="text">
      <style:text-properties officeooo:rsid="0016cf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:</text:p>
      <text:p text:style-name="P1"/>
      <text:p text:style-name="P2">séquence a éviter : NS , SN , EO , OE</text:p>
      <text:p text:style-name="P2"/>
      <text:p text:style-name="P2">La méthode :</text:p>
      <text:p text:style-name="P2">Exemple de l'article : he , she , his , hers</text:p>
      <text:p text:style-name="P2"/>
      <text:p text:style-name="P2">-&gt; Etape 1:</text:p>
      <text:p text:style-name="P2">Construire un arbre codant l'ensemble des mots (construire les transitions goto)</text:p>
      <text:p text:style-name="P2"/>
      <text:p text:style-name="P2">O={}-&gt;(h)O={h}-&gt;(e)O={he}-&gt;(r)O={her}-&gt;(s)O={hers}</text:p>
      <text:p text:style-name="P2"><text:s text:c="26"/>-&gt;(i)O={hi}-&gt;(s)O={his}</text:p>
      <text:p text:style-name="P2"><text:s text:c="8"/>-&gt;(s)O={s}-&gt;(h)O={sh}-&gt;(e)O={she}</text:p>
      <text:p text:style-name="P2"/>
      <text:p text:style-name="P2">-<text:span text:style-name="T1">&gt;Etape 2:</text:span></text:p>
      <text:p text:style-name="P4">Calcul de la fonction "fail"</text:p>
      <text:p text:style-name="P3"><text:span text:style-name="T1">(0)</text:span>={}-&gt;(h)<text:span text:style-name="T1">(1)</text:span>={h}-&gt;(e<text:span text:style-name="T1">)(7)</text:span>={he}-&gt;(r<text:span text:style-name="T1">)(8)</text:span>={her}-&gt;(s)<text:span text:style-name="T1">(9)</text:span>={hers}</text:p>
      <text:p text:style-name="P3"><text:s text:c="26"/>-&gt;(i)<text:span text:style-name="T1">(2)</text:span>={hi}-&gt;(s)<text:span text:style-name="T1">(3)</text:span>={his}</text:p>
      <text:p text:style-name="P3"><text:s text:c="8"/>-&gt;(s)<text:span text:style-name="T1">(4)</text:span>={s}-&gt;(h)<text:span text:style-name="T1">(5)</text:span>={sh}-&gt;(e)<text:span text:style-name="T1">(6)</text:span>={she}</text:p>
      <text:p text:style-name="P3"><text:s text:c="7"/><text:span text:style-name="T2"><text:s/>-</text:span><text:span text:style-name="T3">&gt;(ni s , ni h)(0)={}</text:span></text:p>
      <text:p text:style-name="P5"/>
      <text:p text:style-name="P5">calcul en largeur . Pour tout état r et lettre :</text:p>
      <text:p text:style-name="P5">- Si g(r,a) = fail pour tout a , ne rien faire</text:p>
      <text:p text:style-name="P5">- Si g(r,a) = s</text:p>
      <text:p text:style-name="P5"><text:tab/>(a) state &lt;- f(r) " était fail de r "</text:p>
      <text:p text:style-name="P5"><text:tab/>(b) state &lt;- f(state) jusqu'à se que je g(state,a)!= fail</text:p>
      <text:p text:style-name="P5"><text:tab/>(c) f(s) &lt;- g(state,a)</text:p>
      <text:p text:style-name="P5"/>
      <text:p text:style-name="P5">exemple:</text:p>
      <text:p text:style-name="P5">g(1,i)=2</text:p>
      <text:p text:style-name="P5">(a) state = 0</text:p>
      <text:p text:style-name="P5">(b) state &lt;- f(state) jusqu'à g(state,u) != fail // state = 0</text:p>
      <text:p text:style-name="P5">(c) f(1) = g(o,i)</text:p>
      <text:p text:style-name="P5"/>
      <text:p text:style-name="P5">-<text:span text:style-name="T4">&gt;Etape 3:</text:span></text:p>
      <text:p text:style-name="P5">"<text:span text:style-name="T4">Output" associé des mots aux états</text:span></text:p>
      <text:p text:style-name="P5"/>
      <text:p text:style-name="P5">-<text:span text:style-name="T5">&gt;Etape 4:</text:span></text:p>
      <text:p text:style-name="P6">cas g(r,a) = fail </text:p>
      <text:p text:style-name="P6">state = f(r)</text:p>
      <text:p text:style-name="P6">jusqu'à g(state,a)!=fail</text:p>
      <text:p text:style-name="P6">On pose g(r,a)=g(state,a)</text:p>
      <text:p text:style-name="P6"/>
      <text:p text:style-name="P6">structure de donnée habituel , noeud = obj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7M15S</meta:editing-duration>
    <meta:editing-cycles>5</meta:editing-cycles>
    <meta:generator>LibreOffice/4.1.4.2$Windows_x86 LibreOffice_project/0a0440ccc0227ad9829de5f46be37cfb6edcf72</meta:generator>
    <dc:date>2015-03-09T10:02:29.809000000</dc:date>
    <dc:creator>Paul Fournier</dc:creator>
    <meta:document-statistic meta:table-count="0" meta:image-count="0" meta:object-count="0" meta:page-count="1" meta:paragraph-count="34" meta:word-count="162" meta:character-count="1077" meta:non-whitespace-character-count="869"/>
    <meta:user-defined meta:name="Info 1"/>
    <meta:user-defined meta:name="Info 2"/>
    <meta:user-defined meta:name="Info 3"/>
    <meta:user-defined meta:name="Info 4"/>
  </office:meta>
</office:document-meta>
</file>